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0536" calcext:value-type="float">
            <text:p>35.53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8728" calcext:value-type="float">
            <text:p>35.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7112" calcext:value-type="float">
            <text:p>35.56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4156" calcext:value-type="float">
            <text:p>35.34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90328" calcext:value-type="float">
            <text:p>35.39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97008" calcext:value-type="float">
            <text:p>35.49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7488" calcext:value-type="float">
            <text:p>35.52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44024" calcext:value-type="float">
            <text:p>35.24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79888" calcext:value-type="float">
            <text:p>35.67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32288" calcext:value-type="float">
            <text:p>35.83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98632" calcext:value-type="float">
            <text:p>36.2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1992" calcext:value-type="float">
            <text:p>36.51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1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6724" calcext:value-type="float">
            <text:p>35.06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1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6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6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200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8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088" calcext:value-type="float">
            <text:p>29.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7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5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892" calcext:value-type="float">
            <text:p>29.4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90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74" calcext:value-type="float">
            <text:p>28.7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7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6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5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684" calcext:value-type="float">
            <text:p>28.0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352" calcext:value-type="float">
            <text:p>28.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8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9304" calcext:value-type="float">
            <text:p>27.95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44904</text:p>
          </table:table-cell>
          <table:table-cell office:value-type="string" calcext:value-type="string">
            <text:p>197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